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76000000B4A72A7502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_5f_HEADER" style:display-name="TABLE_HEADER" style:family="table">
      <style:table-properties style:width="17.029cm" fo:margin-left="-0.016cm" fo:margin-right="-0.012cm" table:align="margins"/>
    </style:style>
    <style:style style:name="TABLE_5f_HEADER.A" style:display-name="TABLE_HEADER.A" style:family="table-column">
      <style:table-column-properties style:column-width="1.032cm" style:rel-column-width="3971*"/>
    </style:style>
    <style:style style:name="TABLE_5f_HEADER.B" style:display-name="TABLE_HEADER.B" style:family="table-column">
      <style:table-column-properties style:column-width="4.523cm" style:rel-column-width="17405*"/>
    </style:style>
    <style:style style:name="TABLE_5f_HEADER.C" style:display-name="TABLE_HEADER.C" style:family="table-column">
      <style:table-column-properties style:column-width="1.482cm" style:rel-column-width="5702*"/>
    </style:style>
    <style:style style:name="TABLE_5f_HEADER.D" style:display-name="TABLE_HEADER.D" style:family="table-column">
      <style:table-column-properties style:column-width="1.561cm" style:rel-column-width="6007*"/>
    </style:style>
    <style:style style:name="TABLE_5f_HEADER.E" style:display-name="TABLE_HEADER.E" style:family="table-column">
      <style:table-column-properties style:column-width="1.614cm" style:rel-column-width="6211*"/>
    </style:style>
    <style:style style:name="TABLE_5f_HEADER.F" style:display-name="TABLE_HEADER.F" style:family="table-column">
      <style:table-column-properties style:column-width="1.826cm" style:rel-column-width="7025*"/>
    </style:style>
    <style:style style:name="TABLE_5f_HEADER.G" style:display-name="TABLE_HEADER.G" style:family="table-column">
      <style:table-column-properties style:column-width="1.746cm" style:rel-column-width="6720*"/>
    </style:style>
    <style:style style:name="TABLE_5f_HEADER.H" style:display-name="TABLE_HEADER.H" style:family="table-column">
      <style:table-column-properties style:column-width="1.588cm" style:rel-column-width="6109*"/>
    </style:style>
    <style:style style:name="TABLE_5f_HEADER.I" style:display-name="TABLE_HEADER.I" style:family="table-column">
      <style:table-column-properties style:column-width="1.66cm" style:rel-column-width="6385*"/>
    </style:style>
    <style:style style:name="TABLE_5f_HEADER.A1" style:display-name="TABLE_HEADER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_5f_HEADER.C1" style:display-name="TABLE_HEADER.C1" style:family="table-cell">
      <style:table-cell-properties fo:padding="0.097cm" fo:border="0.002cm solid #000000"/>
    </style:style>
    <style:style style:name="TABLE_5f_HEADER.C2" style:display-name="TABLE_HEADER.C2" style:family="table-cell">
      <style:table-cell-properties fo:padding="0.097cm" fo:border-left="0.002cm solid #000000" fo:border-right="none" fo:border-top="none" fo:border-bottom="0.002cm solid #000000"/>
    </style:style>
    <style:style style:name="TABLE_5f_HEADER.I2" style:display-name="TABLE_HEADER.I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_5f_GRADE" style:display-name="TABLE_GRADE" style:family="table">
      <style:table-properties style:width="17.029cm" fo:margin-left="-0.016cm" fo:margin-right="-0.012cm" table:align="margins"/>
    </style:style>
    <style:style style:name="TABLE_5f_GRADE.A" style:display-name="TABLE_GRADE.A" style:family="table-column">
      <style:table-column-properties style:column-width="1.03cm" style:rel-column-width="3964*"/>
    </style:style>
    <style:style style:name="TABLE_5f_GRADE.B" style:display-name="TABLE_GRADE.B" style:family="table-column">
      <style:table-column-properties style:column-width="4.524cm" style:rel-column-width="17412*"/>
    </style:style>
    <style:style style:name="TABLE_5f_GRADE.C" style:display-name="TABLE_GRADE.C" style:family="table-column">
      <style:table-column-properties style:column-width="1.482cm" style:rel-column-width="5702*"/>
    </style:style>
    <style:style style:name="TABLE_5f_GRADE.D" style:display-name="TABLE_GRADE.D" style:family="table-column">
      <style:table-column-properties style:column-width="1.563cm" style:rel-column-width="6014*"/>
    </style:style>
    <style:style style:name="TABLE_5f_GRADE.E" style:display-name="TABLE_GRADE.E" style:family="table-column">
      <style:table-column-properties style:column-width="1.612cm" style:rel-column-width="6204*"/>
    </style:style>
    <style:style style:name="TABLE_5f_GRADE.F" style:display-name="TABLE_GRADE.F" style:family="table-column">
      <style:table-column-properties style:column-width="1.826cm" style:rel-column-width="7025*"/>
    </style:style>
    <style:style style:name="TABLE_5f_GRADE.G" style:display-name="TABLE_GRADE.G" style:family="table-column">
      <style:table-column-properties style:column-width="1.746cm" style:rel-column-width="6720*"/>
    </style:style>
    <style:style style:name="TABLE_5f_GRADE.H" style:display-name="TABLE_GRADE.H" style:family="table-column">
      <style:table-column-properties style:column-width="1.588cm" style:rel-column-width="6109*"/>
    </style:style>
    <style:style style:name="TABLE_5f_GRADE.I" style:display-name="TABLE_GRADE.I" style:family="table-column">
      <style:table-column-properties style:column-width="1.66cm" style:rel-column-width="6385*"/>
    </style:style>
    <style:style style:name="TABLE_5f_GRADE.A1" style:display-name="TABLE_GRADE.A1" style:family="table-cell">
      <style:table-cell-properties style:vertical-align="middle" fo:background-color="transparent" fo:padding-left="0.101cm" fo:padding-right="0.10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_5f_GRADE.I1" style:display-name="TABLE_GRADE.I1" style:family="table-cell">
      <style:table-cell-properties style:vertical-align="middle" fo:background-color="transparent" fo:padding-left="0.101cm" fo:padding-right="0.101cm" fo:padding-top="0cm" fo:padding-bottom="0cm" fo:border="0.002cm solid #000000">
        <style:background-image/>
      </style:table-cell-properties>
    </style:style>
    <style:style style:name="TABLE_5f_PERSONALITY" style:display-name="TABLE_PERSONALITY" style:family="table">
      <style:table-properties style:width="17.029cm" fo:margin-left="-0.016cm" fo:margin-right="-0.012cm" table:align="margins"/>
    </style:style>
    <style:style style:name="TABLE_5f_PERSONALITY.A" style:display-name="TABLE_PERSONALITY.A" style:family="table-column">
      <style:table-column-properties style:column-width="1.03cm" style:rel-column-width="3964*"/>
    </style:style>
    <style:style style:name="TABLE_5f_PERSONALITY.B" style:display-name="TABLE_PERSONALITY.B" style:family="table-column">
      <style:table-column-properties style:column-width="4.524cm" style:rel-column-width="17412*"/>
    </style:style>
    <style:style style:name="TABLE_5f_PERSONALITY.C" style:display-name="TABLE_PERSONALITY.C" style:family="table-column">
      <style:table-column-properties style:column-width="1.483cm" style:rel-column-width="5709*"/>
    </style:style>
    <style:style style:name="TABLE_5f_PERSONALITY.D" style:display-name="TABLE_PERSONALITY.D" style:family="table-column">
      <style:table-column-properties style:column-width="1.561cm" style:rel-column-width="6007*"/>
    </style:style>
    <style:style style:name="TABLE_5f_PERSONALITY.E" style:display-name="TABLE_PERSONALITY.E" style:family="table-column">
      <style:table-column-properties style:column-width="1.614cm" style:rel-column-width="6211*"/>
    </style:style>
    <style:style style:name="TABLE_5f_PERSONALITY.F" style:display-name="TABLE_PERSONALITY.F" style:family="table-column">
      <style:table-column-properties style:column-width="1.824cm" style:rel-column-width="7019*"/>
    </style:style>
    <style:style style:name="TABLE_5f_PERSONALITY.G" style:display-name="TABLE_PERSONALITY.G" style:family="table-column">
      <style:table-column-properties style:column-width="4.992cm" style:rel-column-width="19213*"/>
    </style:style>
    <style:style style:name="TABLE_5f_PERSONALITY.A1" style:display-name="TABLE_PERSONALITY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_5f_PERSONALITY.G1" style:display-name="TABLE_PERSONALITY.G1" style:family="table-cell">
      <style:table-cell-properties fo:padding="0.097cm" fo:border="0.002cm solid #000000"/>
    </style:style>
    <style:style style:name="TABLE_5f_PERSONALITY.A2" style:display-name="TABLE_PERSONALITY.A2" style:family="table-cell">
      <style:table-cell-properties style:vertical-align="middle" fo:padding-left="0.101cm" fo:padding-right="0.101cm" fo:padding-top="0cm" fo:padding-bottom="0cm" fo:border-left="0.002cm solid #000000" fo:border-right="none" fo:border-top="none" fo:border-bottom="0.002cm solid #000000"/>
    </style:style>
    <style:style style:name="TABLE_5f_PERSONALITY.G2" style:display-name="TABLE_PERSONALITY.G2" style:family="table-cell">
      <style:table-cell-properties style:vertical-align="middle" fo:padding-left="0.101cm" fo:padding-right="0.101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color="#ff420e" style:font-name="Arial" fo:font-size="8pt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text-properties fo:color="#ff420e" style:font-name="Arial" fo:font-size="9pt" fo:font-weight="bold" style:font-size-asian="9pt" style:font-weight-asian="bold" style:font-size-complex="9pt" style:font-weight-complex="bold"/>
    </style:style>
    <style:style style:name="P3" style:family="paragraph" style:parent-style-name="Table_20_Contents">
      <style:text-properties fo:color="#0099ff" style:font-name="Arial"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99ff" style:font-name="Arial" fo:font-size="8pt" fo:font-weight="bold" style:font-size-asian="8pt" style:font-weight-asian="bold" style:font-size-complex="8pt" style:font-weight-complex="bold"/>
    </style:style>
    <style:style style:name="P5" style:family="paragraph" style:parent-style-name="Table_20_Heading">
      <style:text-properties style:font-name="Arial" fo:font-size="9pt" style:font-size-asian="9pt" style:font-size-complex="9pt"/>
    </style:style>
    <style:style style:name="P6" style:family="paragraph" style:parent-style-name="Table_20_Heading">
      <style:text-properties fo:color="#ff420e" style:font-name="Arial" fo:font-size="9pt" style:font-size-asian="9pt" style:font-size-complex="9pt"/>
    </style:style>
    <style:style style:name="P7" style:family="paragraph" style:parent-style-name="Standard"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9" style:family="paragraph" style:parent-style-name="Standard">
      <style:paragraph-properties fo:line-height="115%" fo:text-align="center" style:justify-single-word="fals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line-height="115%" fo:text-align="center" style:justify-single-word="false"/>
      <style:text-properties fo:color="#ff6600" style:font-name="Arial" fo:font-size="9pt" style:font-size-asian="9pt" style:font-size-complex="9pt"/>
    </style:style>
    <style:style style:name="P11" style:family="paragraph" style:parent-style-name="Text_20_body">
      <style:text-properties fo:color="#ff420e" style:font-name="Arial" fo:font-size="8pt" fo:font-weight="bold" style:font-size-asian="8pt" style:font-weight-asian="bold" style:font-size-complex="8pt" style:font-weight-complex="bold"/>
    </style:style>
    <style:style style:name="P12" style:family="paragraph" style:parent-style-name="Text_20_body">
      <style:text-properties fo:color="#ff420e" style:font-name="Arial" fo:font-size="9pt" fo:font-weight="bold" style:font-size-asian="9pt" style:font-weight-asian="bold" style:font-size-complex="9pt" style:font-weight-complex="bold"/>
    </style:style>
    <style:style style:name="P13" style:family="paragraph" style:parent-style-name="Text_20_body">
      <style:text-properties style:font-name="Arial" fo:font-size="8pt" style:font-size-asian="8pt" style:font-size-complex="8pt"/>
    </style:style>
    <style:style style:name="P14" style:family="paragraph" style:parent-style-name="Text_20_body">
      <style:text-properties style:font-name="Arial" fo:font-size="7pt" style:font-size-asian="7pt" style:font-size-complex="7pt"/>
    </style:style>
    <style:style style:name="P15" style:family="paragraph" style:parent-style-name="Text_20_body">
      <style:paragraph-properties fo:text-align="center" style:justify-single-word="false"/>
      <style:text-properties style:font-name="Arial" fo:font-size="7pt" style:font-size-asian="7pt" style:font-size-complex="7pt"/>
    </style:style>
    <style:style style:name="P16" style:family="paragraph" style:parent-style-name="Text_20_body">
      <style:paragraph-properties fo:text-align="start" style:justify-single-word="false"/>
      <style:text-properties style:font-name="Arial" fo:font-size="7pt" style:font-size-asian="7pt" style:font-size-complex="7pt"/>
    </style:style>
    <style:style style:name="P17" style:family="paragraph" style:parent-style-name="Text_20_body">
      <style:paragraph-properties fo:text-align="center" style:justify-single-word="false"/>
      <style:text-properties style:use-window-font-color="true" style:font-name="Trebuchet MS" fo:font-size="12pt" fo:font-weight="bold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text-align="center" style:justify-single-word="false"/>
      <style:text-properties style:use-window-font-color="true" style:font-name="Arial" fo:font-size="8pt" fo:font-weight="normal" style:font-size-asian="8pt" style:font-weight-asian="normal" style:font-size-complex="8pt" style:font-weight-complex="normal"/>
    </style:style>
    <style:style style:name="T1" style:family="text">
      <style:text-properties fo:color="#ff6600"/>
    </style:style>
    <style:style style:name="T2" style:family="text">
      <style:text-properties fo:color="#ff6600" style:text-outline="false" style:text-line-through-style="none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3" style:family="text">
      <style:text-properties fo:color="#ff6600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style:vertical-pos="top" style:vertical-rel="baseline" fo:padding="0.15cm" fo:border="none"/>
    </style:style>
    <style:style style:name="fr2" style:family="graphic" style:parent-style-name="Frame">
      <style:graphic-properties style:vertical-pos="from-top" fo:padding="0.15cm" fo:border-left="none" fo:border-right="none" fo:border-top="0.002cm solid #000000" fo:border-bottom="none"/>
    </style:style>
    <style:style style:name="fr3" style:family="graphic" style:parent-style-name="Frame">
      <style:graphic-properties style:vertical-pos="from-top" style:horizontal-pos="center" style:horizontal-rel="paragraph-content" fo:padding="0.15cm" fo:border-left="none" fo:border-right="none" fo:border-top="0.002cm solid #000000" fo:border-bottom="non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BOLETA DE CALIFICACIONES</text:p>
      <text:p text:style-name="P18"/>
      <text:p text:style-name="P13"><draw:frame draw:style-name="fr1" draw:name="Frame3" text:anchor-type="as-char" svg:width="7.334cm" draw:z-index="2"><draw:text-box fo:min-height="0.861cm"><text:p text:style-name="P13"><text:span text:style-name="T4">Alumno</text:span>: Ada Maria Juarez  </text:p><text:p text:style-name="P13"><text:span text:style-name="T4"><text:s text:c="3"/>Curso</text:span>: Grade 10 - A<text:tab/></text:p></draw:text-box></draw:frame><text:tab/><text:tab/><text:tab/><draw:frame draw:style-name="fr1" draw:name="Frame4" text:anchor-type="as-char" svg:width="5.323cm" draw:z-index="3"><draw:text-box fo:min-height="0.79cm"><text:p text:style-name="P13"><text:span text:style-name="T4">Fecha</text:span>: 2016-02-03</text:p><text:p text:style-name="P13"><text:span text:style-name="T4"><text:s text:c="3"/>Año</text:span>: 2016</text:p></draw:text-box></draw:frame> <text:s text:c="2"/><text:tab/><text:tab/> <text:s text:c="195"/></text:p>
      <table:table table:name="TABLE_HEADER" table:style-name="TABLE_5f_HEADER">
        <table:table-column table:style-name="TABLE_5f_HEADER.A"/>
        <table:table-column table:style-name="TABLE_5f_HEADER.B"/>
        <table:table-column table:style-name="TABLE_5f_HEADER.C"/>
        <table:table-column table:style-name="TABLE_5f_HEADER.D"/>
        <table:table-column table:style-name="TABLE_5f_HEADER.E"/>
        <table:table-column table:style-name="TABLE_5f_HEADER.F"/>
        <table:table-column table:style-name="TABLE_5f_HEADER.G"/>
        <table:table-column table:style-name="TABLE_5f_HEADER.H"/>
        <table:table-column table:style-name="TABLE_5f_HEADER.I"/>
        <table:table-row>
          <table:table-cell table:style-name="TABLE_5f_HEADER.A1" table:number-rows-spanned="2" office:value-type="string">
            <text:p text:style-name="P5"/>
            <text:p text:style-name="P12">No</text:p>
          </table:table-cell>
          <table:table-cell table:style-name="TABLE_5f_HEADER.A1" table:number-rows-spanned="2" office:value-type="string">
            <text:p text:style-name="P5"/>
            <text:p text:style-name="P2">Asignatura</text:p>
          </table:table-cell>
          <table:table-cell table:style-name="TABLE_5f_HEADER.C1" table:number-columns-spanned="7" office:value-type="string">
            <text:p text:style-name="P6">Aprovechamiento <text:span text:style-name="T2">Académic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_5f_HEADER.C2" office:value-type="string">
            <text:p text:style-name="P3">I Periodo</text:p>
          </table:table-cell>
          <table:table-cell table:style-name="TABLE_5f_HEADER.C2" office:value-type="string">
            <text:p text:style-name="P3">II Periodo</text:p>
          </table:table-cell>
          <table:table-cell table:style-name="TABLE_5f_HEADER.C2" office:value-type="string">
            <text:p text:style-name="P3">III Periodo</text:p>
          </table:table-cell>
          <table:table-cell table:style-name="TABLE_5f_HEADER.C2" office:value-type="string">
            <text:p text:style-name="P3">IV Periodo</text:p>
          </table:table-cell>
          <table:table-cell table:style-name="TABLE_5f_HEADER.C2" office:value-type="string">
            <text:p text:style-name="P3">Promedio</text:p>
          </table:table-cell>
          <table:table-cell table:style-name="TABLE_5f_HEADER.C2" office:value-type="string">
            <text:p text:style-name="P3">Recup 1</text:p>
          </table:table-cell>
          <table:table-cell table:style-name="TABLE_5f_HEADER.I2" office:value-type="string">
            <text:p text:style-name="P3">Recup 2</text:p>
          </table:table-cell>
        </table:table-row>
      </table:table>
      <table:table table:name="TABLE_GRADE" table:style-name="TABLE_5f_GRADE">
        <table:table-column table:style-name="TABLE_5f_GRADE.A"/>
        <table:table-column table:style-name="TABLE_5f_GRADE.B"/>
        <table:table-column table:style-name="TABLE_5f_GRADE.C"/>
        <table:table-column table:style-name="TABLE_5f_GRADE.D"/>
        <table:table-column table:style-name="TABLE_5f_GRADE.E"/>
        <table:table-column table:style-name="TABLE_5f_GRADE.F"/>
        <table:table-column table:style-name="TABLE_5f_GRADE.G"/>
        <table:table-column table:style-name="TABLE_5f_GRADE.H"/>
        <table:table-column table:style-name="TABLE_5f_GRADE.I"/>
        <table:table-row>
          <table:table-cell table:style-name="TABLE_5f_GRADE.A1" office:value-type="string">
            <text:p text:style-name="P16">1</text:p>
          </table:table-cell>
          <table:table-cell table:style-name="TABLE_5f_GRADE.A1" office:value-type="string">
            <text:p text:style-name="P16">English</text:p>
          </table:table-cell>
          <table:table-cell table:style-name="TABLE_5f_GRADE.A1" office:value-type="string">
            <text:p text:style-name="P15">28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7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2</text:p>
          </table:table-cell>
          <table:table-cell table:style-name="TABLE_5f_GRADE.A1" office:value-type="string">
            <text:p text:style-name="P16">Psychology</text:p>
          </table:table-cell>
          <table:table-cell table:style-name="TABLE_5f_GRADE.A1" office:value-type="string">
            <text:p text:style-name="P15">33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8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3</text:p>
          </table:table-cell>
          <table:table-cell table:style-name="TABLE_5f_GRADE.A1" office:value-type="string">
            <text:p text:style-name="P16">Sociology</text:p>
          </table:table-cell>
          <table:table-cell table:style-name="TABLE_5f_GRADE.A1" office:value-type="string">
            <text:p text:style-name="P15">3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8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4</text:p>
          </table:table-cell>
          <table:table-cell table:style-name="TABLE_5f_GRADE.A1" office:value-type="string">
            <text:p text:style-name="P16">Philosophy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5</text:p>
          </table:table-cell>
          <table:table-cell table:style-name="TABLE_5f_GRADE.A1" office:value-type="string">
            <text:p text:style-name="P16">Physics</text:p>
          </table:table-cell>
          <table:table-cell table:style-name="TABLE_5f_GRADE.A1" office:value-type="string">
            <text:p text:style-name="P15">29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7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6</text:p>
          </table:table-cell>
          <table:table-cell table:style-name="TABLE_5f_GRADE.A1" office:value-type="string">
            <text:p text:style-name="P16">Computer</text:p>
          </table:table-cell>
          <table:table-cell table:style-name="TABLE_5f_GRADE.A1" office:value-type="string">
            <text:p text:style-name="P15">35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9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7</text:p>
          </table:table-cell>
          <table:table-cell table:style-name="TABLE_5f_GRADE.A1" office:value-type="string">
            <text:p text:style-name="P16">Quimica</text:p>
          </table:table-cell>
          <table:table-cell table:style-name="TABLE_5f_GRADE.A1" office:value-type="string">
            <text:p text:style-name="P15">32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8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8</text:p>
          </table:table-cell>
          <table:table-cell table:style-name="TABLE_5f_GRADE.A1" office:value-type="string">
            <text:p text:style-name="P16">Biology</text:p>
          </table:table-cell>
          <table:table-cell table:style-name="TABLE_5f_GRADE.A1" office:value-type="string">
            <text:p text:style-name="P15">33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8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9</text:p>
          </table:table-cell>
          <table:table-cell table:style-name="TABLE_5f_GRADE.A1" office:value-type="string">
            <text:p text:style-name="P16">Math</text:p>
          </table:table-cell>
          <table:table-cell table:style-name="TABLE_5f_GRADE.A1" office:value-type="string">
            <text:p text:style-name="P15">31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8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10</text:p>
          </table:table-cell>
          <table:table-cell table:style-name="TABLE_5f_GRADE.A1" office:value-type="string">
            <text:p text:style-name="P16">Literature</text:p>
          </table:table-cell>
          <table:table-cell table:style-name="TABLE_5f_GRADE.A1" office:value-type="string">
            <text:p text:style-name="P15">25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6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11</text:p>
          </table:table-cell>
          <table:table-cell table:style-name="TABLE_5f_GRADE.A1" office:value-type="string">
            <text:p text:style-name="P16">History</text:p>
          </table:table-cell>
          <table:table-cell table:style-name="TABLE_5f_GRADE.A1" office:value-type="string">
            <text:p text:style-name="P15">3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8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12</text:p>
          </table:table-cell>
          <table:table-cell table:style-name="TABLE_5f_GRADE.A1" office:value-type="string">
            <text:p text:style-name="P16">Espaol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13</text:p>
          </table:table-cell>
          <table:table-cell table:style-name="TABLE_5f_GRADE.A1" office:value-type="string">
            <text:p text:style-name="P16">Espaol</text:p>
          </table:table-cell>
          <table:table-cell table:style-name="TABLE_5f_GRADE.A1" office:value-type="string">
            <text:p text:style-name="P15">32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8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</table:table>
      <table:table table:name="TABLE_PERSONALITY" table:style-name="TABLE_5f_PERSONALITY">
        <table:table-column table:style-name="TABLE_5f_PERSONALITY.A"/>
        <table:table-column table:style-name="TABLE_5f_PERSONALITY.B"/>
        <table:table-column table:style-name="TABLE_5f_PERSONALITY.C"/>
        <table:table-column table:style-name="TABLE_5f_PERSONALITY.D"/>
        <table:table-column table:style-name="TABLE_5f_PERSONALITY.E"/>
        <table:table-column table:style-name="TABLE_5f_PERSONALITY.F"/>
        <table:table-column table:style-name="TABLE_5f_PERSONALITY.G"/>
        <table:table-row>
          <table:table-cell table:style-name="TABLE_5f_PERSONALITY.A1" office:value-type="string">
            <text:p text:style-name="P11">No</text:p>
          </table:table-cell>
          <table:table-cell table:style-name="TABLE_5f_PERSONALITY.A1" office:value-type="string">
            <text:p text:style-name="P1">Personalidad</text:p>
          </table:table-cell>
          <table:table-cell table:style-name="TABLE_5f_PERSONALITY.A1" office:value-type="string">
            <text:p text:style-name="P3">I Periodo</text:p>
          </table:table-cell>
          <table:table-cell table:style-name="TABLE_5f_PERSONALITY.A1" office:value-type="string">
            <text:p text:style-name="P3">II Periodo</text:p>
          </table:table-cell>
          <table:table-cell table:style-name="TABLE_5f_PERSONALITY.A1" office:value-type="string">
            <text:p text:style-name="P3">III Periodo</text:p>
          </table:table-cell>
          <table:table-cell table:style-name="TABLE_5f_PERSONALITY.A1" office:value-type="string">
            <text:p text:style-name="P3">IV Periodo</text:p>
          </table:table-cell>
          <table:table-cell table:style-name="TABLE_5f_PERSONALITY.G1" office:value-type="string">
            <text:p text:style-name="P4">Indice <text:span text:style-name="T5">6.5</text:span></text:p>
          </table:table-cell>
        </table:table-row>
      </table:table>
      <text:p text:style-name="P7"/>
      <text:p text:style-name="P9"><text:span text:style-name="T3">“Eternamente preparados para toda buena obra”</text:span><text:span text:style-name="T1"> … 2 Timoteo 3:17</text:span></text:p>
      <text:p text:style-name="P10"/>
      <text:p text:style-name="P7"/>
      <text:p text:style-name="P7"/>
      <text:p text:style-name="P7"/>
      <text:p text:style-name="P7"><draw:frame draw:style-name="fr2" draw:name="Frame1" text:anchor-type="as-char" svg:y="-1.621cm" svg:width="7.731cm" draw:z-index="0"><draw:text-box fo:min-height="0.621cm"><text:p text:style-name="P8"><text:s/>R. Yomila A. de Aguirre </text:p></draw:text-box></draw:frame><text:tab/><draw:frame draw:style-name="fr3" draw:name="Frame2" text:anchor-type="as-char" svg:y="-1.595cm" svg:width="7.671cm" draw:z-index="1"><draw:text-box fo:min-height="0.594cm"><text:p text:style-name="P8"><text:s text:c="3"/>Manuel Vasquez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H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H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y="-1.732cm" svg:width="5.657cm" svg:height="2.595cm" draw:z-index="4"><draw:image xlink:href="Pictures/1000020100000176000000B4A72A7502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22:34:56.13</meta:creation-date>
    <dc:date>2015-08-24T20:45:38.68</dc:date>
    <meta:editing-duration>PT1H53M34S</meta:editing-duration>
    <meta:editing-cycles>43</meta:editing-cycles>
    <meta:generator>OpenOffice.org/3.4.1$Win32 OpenOffice.org_project/341m1$Build-9593</meta:generator>
    <meta:document-statistic meta:table-count="3" meta:image-count="1" meta:object-count="0" meta:page-count="1" meta:paragraph-count="43" meta:word-count="69" meta:character-count="749"/>
  </office:meta>
</office:document-meta>
</file>